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34a85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6" office:value-type="string" calcext:value-type="string">
            <text:p>Estimativa (Homem-Hora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ção do Escopo e Levantamento de Requisitos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riação da Estrutura Analítica do Projeto (EAP)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imativa de Esforço com Planning Pok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álise de Riscos</text:p>
          </table:table-cell>
          <table:table-cell table:style-name="ce7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figuração do Ambiente de Desenvolvimento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enticação de Usuário (Login com Conta UFF)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riação de Anúncios (Backend + API REST)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face de Criação de anúncio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stagem de Anuncio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itoramento do Projeto: Burndown Chart e Análise de Valor Agregad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paração dos Slides da Primeira Apresentação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stratégia de Controle de Versão (Git)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tegração Contínua com GitHub Actions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ntrole de Modificações (GitHub Issues)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mplementação de Filtros na Busca de Anúncios (Backend + Frontend)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istema de Comunicação (Backend + Frontend)</text:p>
          </table:table-cell>
          <table:table-cell table:style-name="ce5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onitoramento de Projeto: Earned Value (EV) e Burndown Chart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elhorias na Interface de Usuário (UX/UI)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istema de Reputação e Avaliação de Usuários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istórico de Modificações e Versões (Git)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paração dos Slides da Segunda Apresentação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inalização da Funcionalidade de Geolocalização (Opcional)</text:p>
          </table:table-cell>
          <table:table-cell table:style-name="ce5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rreção de Bugs e Refinamento Final do Sistema</text:p>
          </table:table-cell>
          <table:table-cell table:style-name="ce5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cumentação Final do Projeto (Código, API, Decisões)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stes Finais e Testes de Usuário (Usabilidade)</text:p>
          </table:table-cell>
          <table:table-cell table:style-name="ce5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istórico de Versões Final (Git Releases)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onitoramento de Projeto: Finalização do EV e Burndown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paração dos Slides da Terceira Apresentaçã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ágina1.A1:Página1.B2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